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ext-properties fo:color="#c9211e"/>
    </style:style>
    <style:style style:name="ce5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Score #1</text:p>
          </table:table-cell>
          <table:table-cell table:style-name="ce1" office:value-type="string" calcext:value-type="string">
            <text:p>Score #2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  <table:table-cell table:style-name="ce1" office:value-type="string" calcext:value-type="string">
            <text:p>Score #1</text:p>
          </table:table-cell>
          <table:table-cell table:style-name="ce1" office:value-type="string" calcext:value-type="string">
            <text:p>Score #2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1">
          <table:table-cell/>
          <table:table-cell table:style-name="ce2" office:value-type="float" office:value="21.2344" calcext:value-type="float">
            <text:p>21.2344</text:p>
          </table:table-cell>
          <table:table-cell table:style-name="ce1" office:value-type="float" office:value="19.9281" calcext:value-type="float">
            <text:p>19.9281</text:p>
          </table:table-cell>
          <table:table-cell table:number-columns-repeated="3"/>
          <table:table-cell table:style-name="ce2" office:value-type="float" office:value="33.8467" calcext:value-type="float">
            <text:p>33.8467</text:p>
          </table:table-cell>
          <table:table-cell table:style-name="ce1" office:value-type="float" office:value="19.9281" calcext:value-type="float">
            <text:p>19.928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se 0:</text:p>
          </table:table-cell>
          <table:table-cell office:value-type="float" office:value="1.320626" calcext:value-type="float">
            <text:p>1.320626</text:p>
          </table:table-cell>
          <table:table-cell office:value-type="float" office:value="1.312846" calcext:value-type="float">
            <text:p>1.312846</text:p>
          </table:table-cell>
          <table:table-cell table:formula="of:=[.B5]-[.C5]" office:value-type="float" office:value="0.00778000000000012" calcext:value-type="float">
            <text:p>0.00778</text:p>
          </table:table-cell>
          <table:table-cell/>
          <table:table-cell office:value-type="string" calcext:value-type="string">
            <text:p>Case 0:</text:p>
          </table:table-cell>
          <table:table-cell office:value-type="float" office:value="4.18101" calcext:value-type="float">
            <text:p>4.18101</text:p>
          </table:table-cell>
          <table:table-cell office:value-type="float" office:value="1.312846" calcext:value-type="float">
            <text:p>1.312846</text:p>
          </table:table-cell>
          <table:table-cell table:formula="of:=[.G5]-[.H5]" office:value-type="float" office:value="2.868164" calcext:value-type="float">
            <text:p>2.868164</text:p>
          </table:table-cell>
        </table:table-row>
        <table:table-row table:style-name="ro1">
          <table:table-cell office:value-type="string" calcext:value-type="string">
            <text:p>Case 1:</text:p>
          </table:table-cell>
          <table:table-cell office:value-type="float" office:value="2.197148" calcext:value-type="float">
            <text:p>2.197148</text:p>
          </table:table-cell>
          <table:table-cell office:value-type="float" office:value="1.502526" calcext:value-type="float">
            <text:p>1.502526</text:p>
          </table:table-cell>
          <table:table-cell table:formula="of:=[.B6]-[.C6]" office:value-type="float" office:value="0.694622" calcext:value-type="float">
            <text:p>0.694622</text:p>
          </table:table-cell>
          <table:table-cell/>
          <table:table-cell office:value-type="string" calcext:value-type="string">
            <text:p>Case 1:</text:p>
          </table:table-cell>
          <table:table-cell office:value-type="float" office:value="2.080218" calcext:value-type="float">
            <text:p>2.080218</text:p>
          </table:table-cell>
          <table:table-cell office:value-type="float" office:value="1.502526" calcext:value-type="float">
            <text:p>1.502526</text:p>
          </table:table-cell>
          <table:table-cell table:formula="of:=[.G6]-[.H6]" office:value-type="float" office:value="0.577692" calcext:value-type="float">
            <text:p>0.577692</text:p>
          </table:table-cell>
        </table:table-row>
        <table:table-row table:style-name="ro1">
          <table:table-cell office:value-type="string" calcext:value-type="string">
            <text:p>Case 2:</text:p>
          </table:table-cell>
          <table:table-cell office:value-type="float" office:value="2.003514" calcext:value-type="float">
            <text:p>2.003514</text:p>
          </table:table-cell>
          <table:table-cell office:value-type="float" office:value="2.399291" calcext:value-type="float">
            <text:p>2.399291</text:p>
          </table:table-cell>
          <table:table-cell table:style-name="ce4" table:formula="of:=[.B7]-[.C7]" office:value-type="float" office:value="-0.395777" calcext:value-type="float">
            <text:p>-0.395777</text:p>
          </table:table-cell>
          <table:table-cell/>
          <table:table-cell office:value-type="string" calcext:value-type="string">
            <text:p>Case 2:</text:p>
          </table:table-cell>
          <table:table-cell office:value-type="float" office:value="5.036751" calcext:value-type="float">
            <text:p>5.036751</text:p>
          </table:table-cell>
          <table:table-cell office:value-type="float" office:value="2.399291" calcext:value-type="float">
            <text:p>2.399291</text:p>
          </table:table-cell>
          <table:table-cell table:style-name="ce5" table:formula="of:=[.G7]-[.H7]" office:value-type="float" office:value="2.63746" calcext:value-type="float">
            <text:p>2.63746</text:p>
          </table:table-cell>
        </table:table-row>
        <table:table-row table:style-name="ro1">
          <table:table-cell office:value-type="string" calcext:value-type="string">
            <text:p>Case 3:</text:p>
          </table:table-cell>
          <table:table-cell office:value-type="float" office:value="3.363032" calcext:value-type="float">
            <text:p>3.363032</text:p>
          </table:table-cell>
          <table:table-cell office:value-type="float" office:value="3.320948" calcext:value-type="float">
            <text:p>3.320948</text:p>
          </table:table-cell>
          <table:table-cell table:formula="of:=[.B8]-[.C8]" office:value-type="float" office:value="0.042084" calcext:value-type="float">
            <text:p>0.042084</text:p>
          </table:table-cell>
          <table:table-cell/>
          <table:table-cell office:value-type="string" calcext:value-type="string">
            <text:p>Case 3:</text:p>
          </table:table-cell>
          <table:table-cell office:value-type="float" office:value="3.665208" calcext:value-type="float">
            <text:p>3.665208</text:p>
          </table:table-cell>
          <table:table-cell office:value-type="float" office:value="3.320948" calcext:value-type="float">
            <text:p>3.320948</text:p>
          </table:table-cell>
          <table:table-cell table:formula="of:=[.G8]-[.H8]" office:value-type="float" office:value="0.34426" calcext:value-type="float">
            <text:p>0.34426</text:p>
          </table:table-cell>
        </table:table-row>
        <table:table-row table:style-name="ro1">
          <table:table-cell office:value-type="string" calcext:value-type="string">
            <text:p>Case 4:</text:p>
          </table:table-cell>
          <table:table-cell office:value-type="float" office:value="0.5914" calcext:value-type="float">
            <text:p>0.5914</text:p>
          </table:table-cell>
          <table:table-cell office:value-type="float" office:value="0.308684" calcext:value-type="float">
            <text:p>0.308684</text:p>
          </table:table-cell>
          <table:table-cell table:formula="of:=[.B9]-[.C9]" office:value-type="float" office:value="0.282716" calcext:value-type="float">
            <text:p>0.282716</text:p>
          </table:table-cell>
          <table:table-cell/>
          <table:table-cell office:value-type="string" calcext:value-type="string">
            <text:p>Case 4:</text:p>
          </table:table-cell>
          <table:table-cell office:value-type="float" office:value="3.427379" calcext:value-type="float">
            <text:p>3.427379</text:p>
          </table:table-cell>
          <table:table-cell office:value-type="float" office:value="0.308684" calcext:value-type="float">
            <text:p>0.308684</text:p>
          </table:table-cell>
          <table:table-cell table:formula="of:=[.G9]-[.H9]" office:value-type="float" office:value="3.118695" calcext:value-type="float">
            <text:p>3.118695</text:p>
          </table:table-cell>
        </table:table-row>
        <table:table-row table:style-name="ro1">
          <table:table-cell office:value-type="string" calcext:value-type="string">
            <text:p>Case 5:</text:p>
          </table:table-cell>
          <table:table-cell office:value-type="float" office:value="1.166086" calcext:value-type="float">
            <text:p>1.166086</text:p>
          </table:table-cell>
          <table:table-cell office:value-type="float" office:value="0.641713" calcext:value-type="float">
            <text:p>0.641713</text:p>
          </table:table-cell>
          <table:table-cell table:formula="of:=[.B10]-[.C10]" office:value-type="float" office:value="0.524373" calcext:value-type="float">
            <text:p>0.524373</text:p>
          </table:table-cell>
          <table:table-cell/>
          <table:table-cell office:value-type="string" calcext:value-type="string">
            <text:p>Case 5:</text:p>
          </table:table-cell>
          <table:table-cell office:value-type="float" office:value="1.282065" calcext:value-type="float">
            <text:p>1.282065</text:p>
          </table:table-cell>
          <table:table-cell office:value-type="float" office:value="0.641713" calcext:value-type="float">
            <text:p>0.641713</text:p>
          </table:table-cell>
          <table:table-cell table:formula="of:=[.G10]-[.H10]" office:value-type="float" office:value="0.640352" calcext:value-type="float">
            <text:p>0.640352</text:p>
          </table:table-cell>
        </table:table-row>
        <table:table-row table:style-name="ro1">
          <table:table-cell office:value-type="string" calcext:value-type="string">
            <text:p>Case 6:</text:p>
          </table:table-cell>
          <table:table-cell office:value-type="float" office:value="3.597081" calcext:value-type="float">
            <text:p>3.597081</text:p>
          </table:table-cell>
          <table:table-cell office:value-type="float" office:value="4.609237" calcext:value-type="float">
            <text:p>4.609237</text:p>
          </table:table-cell>
          <table:table-cell table:style-name="ce4" table:formula="of:=[.B11]-[.C11]" office:value-type="float" office:value="-1.012156" calcext:value-type="float">
            <text:p>-1.012156</text:p>
          </table:table-cell>
          <table:table-cell/>
          <table:table-cell office:value-type="string" calcext:value-type="string">
            <text:p>Case 6:</text:p>
          </table:table-cell>
          <table:table-cell table:number-columns-repeated="2" office:value-type="float" office:value="4.609237" calcext:value-type="float">
            <text:p>4.609237</text:p>
          </table:table-cell>
          <table:table-cell table:style-name="ce5" table:formula="of:=[.G11]-[.H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e 7:</text:p>
          </table:table-cell>
          <table:table-cell office:value-type="float" office:value="4.390758" calcext:value-type="float">
            <text:p>4.390758</text:p>
          </table:table-cell>
          <table:table-cell office:value-type="float" office:value="4.151544" calcext:value-type="float">
            <text:p>4.151544</text:p>
          </table:table-cell>
          <table:table-cell table:formula="of:=[.B12]-[.C12]" office:value-type="float" office:value="0.239214" calcext:value-type="float">
            <text:p>0.239214</text:p>
          </table:table-cell>
          <table:table-cell/>
          <table:table-cell office:value-type="string" calcext:value-type="string">
            <text:p>Case 7:</text:p>
          </table:table-cell>
          <table:table-cell table:number-columns-repeated="2" office:value-type="float" office:value="4.151544" calcext:value-type="float">
            <text:p>4.151544</text:p>
          </table:table-cell>
          <table:table-cell table:formula="of:=[.G12]-[.H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e 8:</text:p>
          </table:table-cell>
          <table:table-cell office:value-type="float" office:value="0.871458" calcext:value-type="float">
            <text:p>0.871458</text:p>
          </table:table-cell>
          <table:table-cell office:value-type="float" office:value="0.543878" calcext:value-type="float">
            <text:p>0.543878</text:p>
          </table:table-cell>
          <table:table-cell table:formula="of:=[.B13]-[.C13]" office:value-type="float" office:value="0.32758" calcext:value-type="float">
            <text:p>0.32758</text:p>
          </table:table-cell>
          <table:table-cell/>
          <table:table-cell office:value-type="string" calcext:value-type="string">
            <text:p>Case 8:</text:p>
          </table:table-cell>
          <table:table-cell office:value-type="float" office:value="3.62935" calcext:value-type="float">
            <text:p>3.62935</text:p>
          </table:table-cell>
          <table:table-cell office:value-type="float" office:value="0.543878" calcext:value-type="float">
            <text:p>0.543878</text:p>
          </table:table-cell>
          <table:table-cell table:formula="of:=[.G13]-[.H13]" office:value-type="float" office:value="3.085472" calcext:value-type="float">
            <text:p>3.085472</text:p>
          </table:table-cell>
        </table:table-row>
        <table:table-row table:style-name="ro1">
          <table:table-cell office:value-type="string" calcext:value-type="string">
            <text:p>Case 9:</text:p>
          </table:table-cell>
          <table:table-cell office:value-type="float" office:value="1.733338" calcext:value-type="float">
            <text:p>1.733338</text:p>
          </table:table-cell>
          <table:table-cell office:value-type="float" office:value="1.137489" calcext:value-type="float">
            <text:p>1.137489</text:p>
          </table:table-cell>
          <table:table-cell table:formula="of:=[.B14]-[.C14]" office:value-type="float" office:value="0.595849" calcext:value-type="float">
            <text:p>0.595849</text:p>
          </table:table-cell>
          <table:table-cell/>
          <table:table-cell office:value-type="string" calcext:value-type="string">
            <text:p>Case 9:</text:p>
          </table:table-cell>
          <table:table-cell office:value-type="float" office:value="1.783947" calcext:value-type="float">
            <text:p>1.783947</text:p>
          </table:table-cell>
          <table:table-cell office:value-type="float" office:value="1.137489" calcext:value-type="float">
            <text:p>1.137489</text:p>
          </table:table-cell>
          <table:table-cell table:formula="of:=[.G14]-[.H14]" office:value-type="float" office:value="0.646458" calcext:value-type="float">
            <text:p>0.6464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7T01:00:08.293000000</meta:creation-date>
    <dc:date>2024-12-17T02:35:29.447000000</dc:date>
    <meta:editing-duration>PT15M</meta:editing-duration>
    <meta:editing-cycles>1</meta:editing-cycles>
    <meta:document-statistic meta:table-count="1" meta:cell-count="90" meta:object-count="0"/>
    <meta:generator>LibreOffice/7.0.3.1$Windows_X86_64 LibreOffice_project/d7547858d014d4cf69878db179d326fc3483e082</meta:generator>
  </office:meta>
</office:document-meta>
</file>